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2.163cm" fo:min-width="1.913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2.163cm" fo:min-width="1.91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277cm" fo:min-width="1.027cm"/>
    </style:style>
    <style:style style:name="gr7" style:family="graphic" style:parent-style-name="standard">
      <style:graphic-properties draw:stroke="none" svg:stroke-color="#000000" draw:fill="none" draw:fill-color="#ffffff" fo:min-height="1.411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413cm" svg:x="9.763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3cm" svg:height="2.413cm" svg:x="9.763cm" svg:y="3.68cm">
          <text:p text:style-name="P2"><text:span text:style-name="T1">Previous tile</text:span><text:span text:style-name="T1"><text:line-break/></text:span><text:span text:style-name="T1">(forbidden)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13cm" svg:height="2.413cm" svg:x="12.163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13cm" svg:height="2.413cm" svg:x="7.363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13cm" svg:height="2.413cm" svg:x="9.763cm" svg:y="8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413cm" svg:height="2.413cm" svg:x="9.763cm" svg:y="14.716cm">
          <text:p text:style-name="P2">Target<text:line-break/>tile</text:p>
          <draw:enhanced-geometry svg:viewBox="0 0 21600 21600" draw:type="rectangle" draw:enhanced-path="M 0 0 L 21600 0 21600 21600 0 21600 0 0 Z N"/>
        </draw:custom-shape>
        <draw:connector draw:style-name="gr3" draw:text-style-name="P4" xml:id="id6" draw:id="id6" draw:layer="layout" draw:type="curve" svg:x1="10.969cm" svg:y1="10.893cm" svg:x2="12.935cm" svg:y2="12.847cm" draw:start-shape="id1" draw:start-glue-point="2" svg:d="M10969 10893c0 1840 1966 864 1966 1954" svg:viewBox="0 0 1967 1955">
          <text:p/>
        </draw:connector>
        <draw:connector draw:style-name="gr3" draw:text-style-name="P4" xml:id="id4" draw:id="id4" draw:layer="layout" draw:type="curve" svg:x1="8.569cm" svg:y1="8.493cm" svg:x2="4.909cm" svg:y2="12.965cm" draw:start-shape="id2" draw:start-glue-point="2" svg:d="M8569 8493c0 3729-3660 1493-3660 4472" svg:viewBox="0 0 3661 4473">
          <text:p/>
        </draw:connector>
        <draw:connector draw:style-name="gr3" draw:text-style-name="P4" xml:id="id7" draw:id="id7" draw:layer="layout" draw:type="curve" svg:x1="13.369cm" svg:y1="8.493cm" svg:x2="17.697cm" svg:y2="12.994cm" draw:start-shape="id3" draw:start-glue-point="2" svg:d="M13369 8493c0 3751 4328 1501 4328 4501" svg:viewBox="0 0 4329 4502">
          <text:p/>
        </draw:connector>
        <draw:connector draw:style-name="gr4" draw:text-style-name="P4" draw:layer="layout" draw:type="curve" svg:x1="4.909cm" svg:y1="12.965cm" svg:x2="10.969cm" svg:y2="17.129cm" draw:start-shape="id4" draw:start-glue-point="3" draw:end-shape="id5" draw:end-glue-point="2" svg:d="M4909 12965c0 6996 6060 4914 6060 4164" svg:viewBox="0 0 6061 5044">
          <text:p/>
        </draw:connector>
        <draw:connector draw:style-name="gr4" draw:text-style-name="P4" draw:layer="layout" draw:type="curve" svg:x1="12.935cm" svg:y1="12.847cm" svg:x2="10.969cm" svg:y2="14.716cm" draw:start-shape="id6" draw:start-glue-point="3" draw:end-shape="id5" svg:d="M12935 12847c0 1401-1966 467-1966 1869" svg:viewBox="0 0 1967 1870">
          <text:p/>
        </draw:connector>
        <draw:connector draw:style-name="gr4" draw:text-style-name="P4" draw:layer="layout" draw:type="curve" svg:x1="17.697cm" svg:y1="12.994cm" svg:x2="12.176cm" svg:y2="15.922cm" draw:start-shape="id7" draw:start-glue-point="3" draw:end-shape="id5" draw:end-glue-point="1" svg:d="M17697 12994c0 1952-1840 2928-5521 2928" svg:viewBox="0 0 5522 2929">
          <text:p/>
        </draw:connector>
        <draw:frame draw:style-name="gr5" draw:text-style-name="P5" draw:layer="layout" svg:width="3.038cm" svg:height="0.954cm" svg:x="1.772cm" svg:y="13.7cm">
          <draw:text-box>
            <text:p>Search 1</text:p>
          </draw:text-box>
        </draw:frame>
        <draw:frame draw:style-name="gr5" draw:text-style-name="P5" draw:layer="layout" svg:width="3.038cm" svg:height="0.954cm" svg:x="9.138cm" svg:y="12.492cm">
          <draw:text-box>
            <text:p>Search 2</text:p>
          </draw:text-box>
        </draw:frame>
        <draw:frame draw:style-name="gr5" draw:text-style-name="P5" draw:layer="layout" svg:width="3.038cm" svg:height="0.954cm" svg:x="14.726cm" svg:y="12.492cm">
          <draw:text-box>
            <text:p>Search 3</text:p>
          </draw:text-box>
        </draw:frame>
        <draw:custom-shape draw:style-name="gr6" draw:text-style-name="P6" draw:layer="layout" svg:width="2.159cm" svg:height="2.159cm" svg:x="9.89cm" svg:y="6.207cm">
          <text:p text:style-name="P2"><text:span text:style-name="T1">Ghost</text:span></text:p>
          <draw:enhanced-geometry svg:viewBox="0 0 21600 21600" draw:glue-points="10800 0 3163 3163 0 10800 3163 18437 10800 21600 18437 18437 21600 10800 18437 3163" draw:text-areas="3163 3163 18437 18437" draw:type="smiley" draw:modifiers="1467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text-style-name="P8" draw:layer="layout" svg:width="2.921cm" svg:height="1.661cm" svg:x="10.144cm" svg:y="7.096cm">
          <draw:text-box>
            <text:p text:style-name="P7"><text:span text:style-name="T2">Gh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5:02:53.880891411</meta:creation-date>
    <dc:date>2017-11-26T15:10:57.233296409</dc:date>
    <meta:editing-duration>PT8M2S</meta:editing-duration>
    <meta:editing-cycles>2</meta:editing-cycles>
    <meta:generator>LibreOffice/5.4.1.2$Linux_X86_64 LibreOffice_project/40m0$Build-2</meta:generator>
    <meta:document-statistic meta:object-count="17"/>
  </office:meta>
</office:document-meta>
</file>